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28553c" officeooo:paragraph-rsid="002bc610"/>
    </style:style>
    <style:style style:name="P2" style:family="paragraph" style:parent-style-name="Standard">
      <style:text-properties officeooo:rsid="0028553c" officeooo:paragraph-rsid="0028553c"/>
    </style:style>
    <style:style style:name="P3" style:family="paragraph" style:parent-style-name="Text_20_body">
      <style:text-properties officeooo:rsid="0028553c" officeooo:paragraph-rsid="0028553c"/>
    </style:style>
    <style:style style:name="P4" style:family="paragraph" style:parent-style-name="Standard">
      <style:text-properties officeooo:rsid="0028553c" officeooo:paragraph-rsid="002d8e32"/>
    </style:style>
    <style:style style:name="P5" style:family="paragraph" style:parent-style-name="Standard">
      <style:text-properties officeooo:paragraph-rsid="0031f210"/>
    </style:style>
    <style:style style:name="P6" style:family="paragraph" style:parent-style-name="Standard">
      <style:text-properties fo:font-weight="normal" officeooo:rsid="0028553c" officeooo:paragraph-rsid="0031f210" style:font-weight-asian="normal" style:font-weight-complex="normal"/>
    </style:style>
    <style:style style:name="P7" style:family="paragraph" style:parent-style-name="Standard">
      <style:text-properties officeooo:rsid="003768e1" officeooo:paragraph-rsid="003768e1"/>
    </style:style>
    <style:style style:name="P8" style:family="paragraph" style:parent-style-name="Standard">
      <style:text-properties officeooo:rsid="003a362f" officeooo:paragraph-rsid="003a362f"/>
    </style:style>
    <style:style style:name="P9" style:family="paragraph" style:parent-style-name="Standard">
      <style:text-properties fo:font-weight="bold" officeooo:rsid="003290ee" officeooo:paragraph-rsid="0031f210"/>
    </style:style>
    <style:style style:name="P10" style:family="paragraph" style:parent-style-name="Standard">
      <style:text-properties fo:font-weight="bold" officeooo:rsid="0028553c" officeooo:paragraph-rsid="0031f210"/>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paragraph-properties fo:margin-top="0cm" fo:margin-bottom="0cm" style:contextual-spacing="false"/>
      <style:text-properties officeooo:paragraph-rsid="00239776"/>
    </style:style>
    <style:style style:name="T1" style:family="text">
      <style:text-properties officeooo:rsid="001a5c90"/>
    </style:style>
    <style:style style:name="T2" style:family="text">
      <style:text-properties officeooo:rsid="001d52a5"/>
    </style:style>
    <style:style style:name="T3" style:family="text">
      <style:text-properties officeooo:rsid="00208e8f"/>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officeooo:rsid="0026ce4a"/>
    </style:style>
    <style:style style:name="T7" style:family="text">
      <style:text-properties fo:font-weight="bold"/>
    </style:style>
    <style:style style:name="T8" style:family="text">
      <style:text-properties fo:font-weight="bold" officeooo:rsid="003290ee"/>
    </style:style>
    <style:style style:name="T9" style:family="text">
      <style:text-properties officeooo:rsid="002c2e6c"/>
    </style:style>
    <style:style style:name="T10" style:family="text">
      <style:text-properties officeooo:rsid="002ed927"/>
    </style:style>
    <style:style style:name="T11" style:family="text">
      <style:text-properties officeooo:rsid="0031f210"/>
    </style:style>
    <style:style style:name="T12" style:family="text">
      <style:text-properties officeooo:rsid="003fdf8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88749585" text:style-name="L1">
        <text:list-item>
          <text:p text:style-name="P12"><text:span text:style-name="Strong_20_Emphasis">Technologie </text:span>– Lorsque vous créerez des campagnes, tenez compte de la technologie que vous devrez utiliser, tel que des logiciels pour créer et maintenir une page produit.</text:p>
          <text:p text:style-name="P12"/>
        </text:list-item>
        <text:list-item>
          <text:p text:style-name="P13"><text:span text:style-name="Strong_20_Emphasis">Automatisation </text:span>–<text:span text:style-name="Strong_20_Emphasis"> </text:span>Des services existent pour automatiser la plupart des processus de <text:span text:style-name="Strong_20_Emphasis"><text:span text:style-name="T5">Marketing</text:span></text:span>, comme les actions de prospection et la gestion de sites Web. </text:p>
          <text:p text:style-name="P12"/>
        </text:list-item>
        <text:list-item>
          <text:p text:style-name="P12"><text:span text:style-name="Strong_20_Emphasis">Production </text:span>– <text:span text:style-name="T2">L</text:span>es dépenses nécessaires pour créer des messages mark<text:span text:style-name="T1">e</text:span>ting, tels que la conception graphique, la photographie ou les vidéos. </text:p>
          <text:p text:style-name="P12"/>
        </text:list-item>
        <text:list-item>
          <text:p text:style-name="P12"><text:span text:style-name="Strong_20_Emphasis">Publicité payante </text:span>– <text:s/><text:span text:style-name="T3">D</text:span>es annonces à la télévision, à la radio ou en ligne. </text:p>
          <text:p text:style-name="P12"/>
        </text:list-item>
        <text:list-item>
          <text:p text:style-name="P12"><text:span text:style-name="Strong_20_Emphasis">Publicité traditionnelle</text:span> – Si cela s’applique à votre entreprise, créez une section pour les méthodes de publicité traditionnelles. La publicité payante a lieu principalement en ligne, mais la publicité traditionnelle fait référence aux opérations de marketing en dehors d’Internet. Les facteurs à inclure dans cette section sont les impressions, les panneaux d’affichage.</text:p>
          <text:p text:style-name="P12"/>
        </text:list-item>
        <text:list-item>
          <text:p text:style-name="P11"><text:span text:style-name="Strong_20_Emphasis">L’inattendu </text:span>– Les choses peuvent se casser, cesser de fonctionner et elles peuvent parfois prendre plus de temps que prévu. Lorsque vous déterminez votre budget, assurez-vous de prévoir les coûts qui peuvent survenir de manière inattendue, tels que les frais supplémentaires liés à la publicité.</text:p>
        </text:list-item>
      </text:list>
      <text:p text:style-name="Standard"/>
      <text:p text:style-name="Standard"/>
      <text:h text:style-name="Heading_20_3" text:outline-level="3">salaire <text:span text:style-name="T6">d’</text:span>un Développeur front-end :</text:h>
      <text:p text:style-name="Text_20_body">Le salaire net du Développeur Front End s’étend de 2 000 euros par mois environ en début de carrière, jusqu’à plus de 4 000 euros mensuels en fin de carrière. Cette rémunération est variable en fonction de son expérience dans le domaine professionnel, mais également selon les langages qu’il maitrise. Le salaire moyen du développeur front end en France tourne autour des 40 000 euros bruts annuels (ce qui correspond à un salaire brut mensuel d’environ 3 300 euros). Sa rémunération fluctue selon son niveau d’expérience. C’est-à-dire qu’un développeur Front End débutant (aussi appelé junior dans le langage du web) percevra un salaire moyen compris entre 30 000 euros et 40 000 euros par an (soit l’équivalent d’un taux horaire qui varie entre 16 euros et 22 euros brut). À mi-parcours, il devient de plus en plus expérimenté et son salaire sera alors compris entre 40 000 euros et 50 000 euros brut annuels (soit entre 22 euros et 28 euros brut de l’heure environ) et à la fin de sa carrière, en qualité de senior, celui-ci atteint jusqu’à 60 000 euros brut annuels (ce qui correspond à un taux horaire d’environ 33 euros brut). Cependant, les entreprises favorisent les qualifications supplémentaires par des primes annuelles attractives. Ainsi, plus le développeur front end maitrise de langage informatique, plus il verra son salaire moyen augmenter. Les parts variables additionnelles au salaire médian du professionnel de l’informatique peuvent également prendre la forme d’une épargne salariale, de participation au transport ou encore de tickets restaurant.</text:p>
      <text:p text:style-name="Standard"/>
      <text:p text:style-name="P2">2<text:span text:style-name="T10">3</text:span> euro par l’heure.</text:p>
      <text:p text:style-name="P2"/>
      <text:p text:style-name="P2"/>
      <text:p text:style-name="P2"/>
      <text:p text:style-name="P2"><text:soft-page-break/></text:p>
      <text:h text:style-name="P1" text:outline-level="3">salaire <text:span text:style-name="T6">d’</text:span>un Développeur b<text:span text:style-name="T9">ack</text:span>-end</text:h>
      <text:p text:style-name="P3"><text:span text:style-name="T4">Les salaires de </text:span><text:span text:style-name="T7">Back-end</text:span> <text:span text:style-name="T4">(PHP, Java, Scala, Ruby, .Net, …), </text:span><text:span text:style-name="T7">Front-end </text:span><text:span text:style-name="T4">(Angular, Reactjs, Vue.js, …), </text:span><text:span text:style-name="T7">Full stack</text:span> <text:span text:style-name="T4">disposent de fourchettes similaires, bien qu’une légère différence soit notable avec les postes</text:span> <text:span text:style-name="T7">front-end qui gagnent +1,47% par rapport à la moyenne des développeurs. </text:span></text:p>
      <text:p text:style-name="P4">25 euro par l’heure.</text:p>
      <text:p text:style-name="P4"/>
      <text:p text:style-name="P5"><text:span text:style-name="T11">Ce choisie est du </text:span><text:span text:style-name="T7">La localisation </text:span><text:span text:style-name="T8">et L’expérience.</text:span></text:p>
      <text:p text:style-name="P9"/>
      <text:p text:style-name="P9"/>
      <text:p text:style-name="P7"><text:span text:style-name="T8">C</text:span><text:span text:style-name="T7">hef de projet</text:span></text:p>
      <text:p text:style-name="P6">Le salaire médian pour les emplois chef de projet informatique en France est € 41 500 par an ou € 22.80 par heure. Les postes de niveau débutant commencent avec un salaire environnant € 35 000 par an, tandis que les travailleurs les plus expérimentés gagnent jusqu'à € 55 000 par an. </text:p>
      <text:p text:style-name="P10"/>
      <text:p text:style-name="P8">22 euro par l’heure <text:s/><text:span text:style-name="T12">20heu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6T15:09:44.576078718</meta:creation-date>
    <dc:date>2022-10-03T10:28:01.423000000</dc:date>
    <meta:editing-duration>PT44M58S</meta:editing-duration>
    <meta:editing-cycles>29</meta:editing-cycles>
    <meta:generator>LibreOffice/7.3.6.2$Windows_X86_64 LibreOffice_project/c28ca90fd6e1a19e189fc16c05f8f8924961e12e</meta:generator>
    <meta:document-statistic meta:table-count="0" meta:image-count="0" meta:object-count="0" meta:page-count="2" meta:paragraph-count="21" meta:word-count="565" meta:character-count="3550" meta:non-whitespace-character-count="2999"/>
  </office:meta>
</office:document-meta>
</file>